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2C0000012C487641287CAE214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52cm" svg:height="5.952cm" svg:x="7.962cm" svg:y="12.161cm">
          <draw:image xlink:href="Pictures/100000000000012C0000012C487641287CAE21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5:54.171480998</meta:creation-date>
    <dc:date>2018-05-07T13:56:12.466184748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